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color="#111111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fo:orphans="2" fo:widows="2" fo:background-color="#ffffff" fo:padding="0cm" fo:border="none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color="#111111"/>
    </style:style>
    <style:style style:name="T1" style:family="text">
      <style:text-properties fo:font-variant="normal" fo:text-transform="none" fo:color="#e5e5e5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e5e5e5" fo:letter-spacing="normal"/>
    </style:style>
    <style:style style:name="T3" style:family="text">
      <style:text-properties fo:font-variant="normal" fo:text-transform="none" fo:color="#e5e5e5" fo:font-size="12pt" fo:letter-spacing="normal" fo:font-style="normal" fo:font-weight="normal"/>
    </style:style>
    <style:style style:name="T4" style:family="text">
      <style:text-properties fo:font-variant="normal" fo:text-transform="none" fo:color="#e5e5e5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e5e5e5" style:font-name="Times New Roman" fo:letter-spacing="normal"/>
    </style:style>
    <style:style style:name="T6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style:font-name="Times New Roman" fo:letter-spacing="normal"/>
    </style:style>
    <style:style style:name="T8" style:family="text">
      <style:text-properties fo:font-variant="normal" fo:text-transform="none" fo:color="#111111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111111" style:font-name="Times New Roman" fo:letter-spacing="normal"/>
    </style:style>
    <style:style style:name="T10" style:family="text">
      <style:text-properties fo:font-variant="normal" fo:text-transform="none" fo:font-size="12pt" fo:letter-spacing="normal" fo:font-style="normal" fo:font-weight="normal"/>
    </style:style>
    <style:style style:name="T11" style:family="text">
      <style:text-properties fo:color="#e5e5e5" style:font-name="Open Sans" fo:font-size="12pt" fo:letter-spacing="normal" fo:font-weight="normal"/>
    </style:style>
    <style:style style:name="T12" style:family="text">
      <style:text-properties fo:color="#e5e5e5" fo:font-size="12pt" fo:letter-spacing="normal" fo:font-weight="normal"/>
    </style:style>
    <style:style style:name="T13" style:family="text">
      <style:text-properties fo:color="#e5e5e5" style:font-name="Times New Roman" fo:font-size="12pt" fo:letter-spacing="normal" fo:font-weight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fo:letter-spacing="normal" fo:font-weight="normal"/>
    </style:style>
    <style:style style:name="T16" style:family="text">
      <style:text-properties fo:color="#111111" style:font-name="Times New Roman"/>
    </style:style>
    <style:style style:name="T17" style:family="text">
      <style:text-properties fo:color="#111111" style:font-name="Times New Roman" fo:font-size="12pt" fo:letter-spacing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*</text:p>
      <text:p text:style-name="Standard">commit -m "szöveg" </text:p>
      <text:p text:style-name="Standard">push</text:p>
      <text:p text:style-name="Standard"/>
      <text:p text:style-name="Standard"/>
      <text:p text:style-name="Standard">3 féle verziokezeló</text:p>
      <text:p text:style-name="Standard">local database</text:p>
      <text:p text:style-name="Standard">central database</text:p>
      <text:p text:style-name="Standard">kettő ötvözése</text:p>
      <text:p text:style-name="Standard"/>
      <text:p text:style-name="Standard"/>
      <text:p text:style-name="P1"><text:span text:style-name="T8">A git egy </text:span><text:span text:style-name="Emphasis"><text:span text:style-name="T17">elosztott verziókövető rendszer</text:span></text:span><text:span text:style-name="T9"> </text:span><text:span text:style-name="T8">(distributed version control system). Ez azt jelenti, hogy minden egyes tároló azonos és egyenrangú.</text:span><text:span text:style-name="T16"> </text:span></text:p>
      <text:p text:style-name="P2"><text:span text:style-name="T14"/></text:p>
      <text:p text:style-name="P3"><text:span text:style-name="T14">A gitet Linus Torvalds fejlesztette, hogy tudja követni a Linux kernel fájljait. A következő célokat tűzte ki:</text:span></text:p>
      <text:list xml:id="list7283539770847703906" text:style-name="L1">
        <text:list-item>
          <text:p text:style-name="P4">Sebesség</text:p>
        </text:list-item>
        <text:list-item>
          <text:p text:style-name="P4">Egyszerűség</text:p>
        </text:list-item>
        <text:list-item>
          <text:p text:style-name="P4">Elágazások (branchek) támogatása</text:p>
        </text:list-item>
        <text:list-item>
          <text:p text:style-name="P4">Nagy projektek gyors és hatékony támogatása (pl. a Linux kernel)</text:p>
        </text:list-item>
        <text:list-item>
          <text:p text:style-name="P5">A teljes elosztottság</text:p>
        </text:list-item>
      </text:list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>git config --global user.name User name lekérdezése</text:span></text:p>
      <text:p text:style-name="P6"><text:span text:style-name="Source_20_Text"><text:span text:style-name="T10">git init projektem <text:s/>új repo</text:span></text:span></text:p>
      <text:p text:style-name="P2"><text:span text:style-name="T14"/></text:p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39S</meta:editing-duration>
    <meta:editing-cycles>7</meta:editing-cycles>
    <meta:generator>OpenOffice/4.1.12$Win32 OpenOffice.org_project/4112m1$Build-9809</meta:generator>
    <dc:date>2022-07-25T13:59:09.41</dc:date>
    <meta:document-statistic meta:table-count="0" meta:image-count="0" meta:object-count="0" meta:page-count="1" meta:paragraph-count="16" meta:word-count="88" meta:character-count="563"/>
    <meta:user-defined meta:name="Info 1"/>
    <meta:user-defined meta:name="Info 2"/>
    <meta:user-defined meta:name="Info 3"/>
    <meta:user-defined meta:name="Info 4"/>
  </office:meta>
</office:document-meta>
</file>